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e8505" officeooo:paragraph-rsid="001e8505"/>
    </style:style>
    <style:style style:name="P2" style:family="paragraph" style:parent-style-name="Standard">
      <style:paragraph-properties fo:line-height="200%" fo:text-align="start" style:justify-single-word="false"/>
      <style:text-properties fo:font-size="12pt" officeooo:rsid="00236eba" officeooo:paragraph-rsid="00236eba" style:font-size-asian="12pt" style:font-size-complex="12pt"/>
    </style:style>
    <style:style style:name="P3" style:family="paragraph" style:parent-style-name="Standard">
      <style:paragraph-properties fo:line-height="200%" fo:text-align="center" style:justify-single-word="false"/>
      <style:text-properties fo:font-size="12pt" fo:font-weight="bold" officeooo:rsid="00236eba" officeooo:paragraph-rsid="00236eba" style:font-size-asian="12pt" style:font-weight-asian="bold" style:font-size-complex="12pt" style:font-weight-complex="bold"/>
    </style:style>
    <style:style style:name="P4" style:family="paragraph" style:parent-style-name="Standard">
      <style:paragraph-properties fo:line-height="200%" fo:text-align="start" style:justify-single-word="false"/>
      <style:text-properties fo:font-size="12pt" fo:font-weight="normal" officeooo:rsid="00236eba" officeooo:paragraph-rsid="00236eba" style:font-size-asian="12pt" style:font-weight-asian="normal" style:font-size-complex="12pt" style:font-weight-complex="normal"/>
    </style:style>
    <style:style style:name="P5" style:family="paragraph" style:parent-style-name="Table_20_Contents">
      <style:paragraph-properties fo:text-align="start" style:justify-single-word="false"/>
      <style:text-properties fo:font-weight="bold" officeooo:rsid="001e8505" officeooo:paragraph-rsid="001e8505" style:font-weight-asian="bold" style:font-weight-complex="bold"/>
    </style:style>
    <style:style style:name="T1" style:family="text">
      <style:text-properties officeooo:rsid="001ebdac"/>
    </style:style>
    <style:style style:name="T2" style:family="text">
      <style:text-properties officeooo:rsid="00236eba"/>
    </style:style>
    <style:style style:name="T3" style:family="text">
      <style:text-properties fo:font-weight="normal" style:font-weight-asian="normal" style:font-weight-complex="normal"/>
    </style:style>
    <style:style style:name="T4" style:family="text">
      <style:text-properties fo:font-weight="normal" officeooo:rsid="00255a53" style:font-weight-asian="normal" style:font-weight-complex="normal"/>
    </style:style>
    <style:style style:name="T5" style:family="text">
      <style:text-properties fo:font-weight="normal" officeooo:rsid="0026fd55"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6fd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text:p>
      <text:p text:style-name="P4">My name is Rex Djere, and I am an engineer by trade: I spent 20 years in the United States Navy as <text:span text:style-name="T7">a </text:span>nuclear reactor operator. However, music has been a lifelong passion for me. Growing up in Chicago, Illinois, I was the child of parents who loved a wide range of music, and they were constantly playing records by diverse artists. The time period was the late 1970s, and <text:span text:style-name="T7">the </text:span>early 1980s.</text:p>
      <text:p text:style-name="P4">My journey as a musical instrumentalist started in the Fall of 1987: I decided to take an <text:span text:style-name="T6">Introduction to Band</text:span> class in my high school, and the instructor was a very neat-looking short gentleman, with short brown hair, and a neatly combed mustache: Mr. <text:span text:style-name="T7">Don </text:span>Resigno. All of the students in the class would learn to play one of the most basic wind instruments: the recorder. One day, in the Fall of 1987, I walked into Mr. Resigno’s office, and my life was changed forever.</text:p>
      <text:p text:style-name="P4">Mr. Resigno was a PHENOMENAL trumpet player, and he had a working knowledge of how to play virtually ALL of the instruments in the band. Typically, you would play the recorder for your first year in my high school’s band, then you would pick a “permanent” instrument the following year. I didn’t know a lot about musical instruments, so I wasn’t sure what instrument I wanted to play in 1988. Mr. Resigno loved to listen to records in his office. On that fateful day in the Fall of 1987, I walked into his office, and he was listening to alto saxophonist David Sanborn’s 1984 album “Straight to the Heart”. <text:s/><text:span text:style-name="T6">I couldn’t believe what I was hearing!!!</text:span> I had never heard an instrument played with such command and virtuosity. That afternoon, on the way home from school, I stopped by the now-defunct Tower Records in downtown Chicago, and I bought a copy of Straight to the Heart. I must have listened to the album at least 5 times from beginning to end that night.</text:p>
      <text:p text:style-name="P2"><text:span text:style-name="T3">The next day, I went to Mr. Resigno’s office and I told him “I want to play the alto saxophone next year”. “You’ve made a good choice!” </text:span><text:span text:style-name="T5">h</text:span><text:span text:style-name="T3">e replied. The next 6 years (1987 to 1993) were an INCREDIBLE adventure </text:span><text:span text:style-name="T5">for me</text:span><text:span text:style-name="T3">. </text:span><text:span text:style-name="T4">In 1988, I tried to see alto saxophonist Sadao Watanabe at a clu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MP1" style:family="paragraph" style:parent-style-name="Header">
      <style:paragraph-properties fo:text-align="center" style:justify-single-word="false"/>
      <style:text-properties officeooo:rsid="001e8505" officeooo:paragraph-rsid="001e8505"/>
    </style:style>
    <style:style style:name="MP2" style:family="paragraph" style:parent-style-name="Table_20_Contents">
      <style:paragraph-properties fo:text-align="start" style:justify-single-word="false"/>
      <style:text-properties fo:font-weight="bold" officeooo:rsid="001e8505" officeooo:paragraph-rsid="001e8505" style:font-weight-asian="bold" style:font-weight-complex="bold"/>
    </style:style>
    <style:style style:name="MT1" style:family="text">
      <style:text-properties officeooo:rsid="001ebdac"/>
    </style:style>
    <style:style style:name="MT2" style:family="text">
      <style:text-properties officeooo:rsid="00236eb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row table:style-name="TableLine94647823273952">
            <table:table-cell table:style-name="Table1.A1" office:value-type="string">
              <text:p text:style-name="MP2">Page 000<text:span text:style-name="MT1">0</text:span><text:span text:style-name="MT2">b</text:span></text:p>
            </table:table-cell>
          </table:table-row>
          <table:table-row table:style-name="TableLine94647823860752">
            <table:table-cell table:style-name="Table1.A1" office:value-type="string">
              <text:p text:style-name="MP1">Saxtalk.com Daily Saxophone Etudes Volume 1 – Eb Edition</text:p>
            </table: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2T23:43:33.211732531</meta:creation-date>
    <dc:date>2021-08-23T17:33:09.764444813</dc:date>
    <meta:editing-duration>PT15M11S</meta:editing-duration>
    <meta:editing-cycles>6</meta:editing-cycles>
    <meta:generator>LibreOffice/7.1.5.2$Linux_X86_64 LibreOffice_project/10$Build-2</meta:generator>
    <meta:document-statistic meta:table-count="1" meta:image-count="0" meta:object-count="0" meta:page-count="1" meta:paragraph-count="7" meta:word-count="397" meta:character-count="2180" meta:non-whitespace-character-count="1788"/>
  </office:meta>
</office:document-meta>
</file>